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63cm" svg:height="1.143cm" svg:x="5.445cm" svg:y="1.762cm">
          <draw:text-box>
            <text:p>Scintillators: Receiving and Storage</text:p>
          </draw:text-box>
        </draw:frame>
        <draw:custom-shape draw:style-name="gr2" draw:text-style-name="P2" xml:id="id1" draw:id="id1" draw:layer="layout" svg:width="4.445cm" svg:height="1.905cm" svg:x="7.477cm" svg:y="3.54cm">
          <text:p text:style-name="P1"><text:span text:style-name="T1">Assess Shipping Crate</text:span></text:p>
          <text:p text:style-name="P1"><text:span text:style-name="T1">w/ Photo Documen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4.445cm" svg:height="1.905cm" svg:x="7.477cm" svg:y="6.461cm">
          <text:p text:style-name="P1"><text:span text:style-name="T1">Unpack w/out Unwrapping</text:span></text:p>
          <text:p text:style-name="P1"><text:span text:style-name="T1">Protective Fil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4.445cm" svg:height="1.905cm" svg:x="7.477cm" svg:y="9.382cm">
          <text:p text:style-name="P1"><text:span text:style-name="T1">Assess Damage w/ Photo</text:span></text:p>
          <text:p text:style-name="P1"><text:span text:style-name="T1">Documen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4.445cm" svg:height="1.905cm" svg:x="7.477cm" svg:y="12.303cm">
          <text:p text:style-name="P1"><text:span text:style-name="T1">Database Ent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4.445cm" svg:height="1.905cm" svg:x="7.477cm" svg:y="15.224cm">
          <text:p text:style-name="P1"><text:span text:style-name="T1">Verify I.D. Lab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4.445cm" svg:height="1.905cm" svg:x="7.477cm" svg:y="18.272cm">
          <text:p text:style-name="P1"><text:span text:style-name="T1">Store on Designated Shel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9.7cm" svg:y1="5.445cm" svg:x2="9.7cm" svg:y2="6.461cm" draw:start-shape="id1" draw:start-glue-point="6" draw:end-shape="id2" draw:end-glue-point="4" svg:d="m9700 5445v501 13 502">
          <text:p/>
        </draw:connector>
        <draw:connector draw:style-name="gr3" draw:text-style-name="P1" draw:layer="layout" draw:type="lines" svg:x1="9.7cm" svg:y1="8.366cm" svg:x2="9.7cm" svg:y2="9.382cm" draw:start-shape="id2" draw:start-glue-point="6" draw:end-shape="id3" draw:end-glue-point="4" svg:d="m9700 8366v501 13 502">
          <text:p/>
        </draw:connector>
        <draw:connector draw:style-name="gr3" draw:text-style-name="P1" draw:layer="layout" draw:type="lines" svg:x1="9.7cm" svg:y1="11.287cm" svg:x2="9.7cm" svg:y2="12.303cm" draw:start-shape="id3" draw:start-glue-point="6" draw:end-shape="id4" draw:end-glue-point="4" svg:d="m9700 11287v501 13 502">
          <text:p/>
        </draw:connector>
        <draw:connector draw:style-name="gr3" draw:text-style-name="P1" draw:layer="layout" draw:type="lines" svg:x1="9.7cm" svg:y1="14.208cm" svg:x2="9.7cm" svg:y2="15.224cm" draw:start-shape="id4" draw:start-glue-point="6" draw:end-shape="id5" draw:end-glue-point="4" svg:d="m9700 14208v501 13 502">
          <text:p/>
        </draw:connector>
        <draw:connector draw:style-name="gr3" draw:text-style-name="P1" draw:layer="layout" draw:type="lines" svg:x1="9.7cm" svg:y1="17.129cm" svg:x2="9.7cm" svg:y2="18.272cm" draw:start-shape="id5" draw:start-glue-point="6" draw:end-shape="id6" draw:end-glue-point="4" svg:d="m9700 17129v501 140 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4T16:13:13</meta:creation-date>
    <dc:date>2012-10-17T01:42:41</dc:date>
    <meta:editing-duration>P2DT9H11M19S</meta:editing-duration>
    <meta:editing-cycles>6</meta:editing-cycles>
    <meta:generator>LibreOffice/3.6$Linux_X86_64 LibreOffice_project/360m1$Build-2</meta:generator>
    <meta:document-statistic meta:object-count="12"/>
  </office:meta>
</office:document-meta>
</file>